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AR PL UMing TW" svg:font-family="'AR PL UMing TW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family-generic="swiss" style:font-pitch="variable"/>
    <style:font-face style:name="AR PL UMing TW1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08dfa7"/>
    </style:style>
    <style:style style:name="P2" style:family="paragraph" style:parent-style-name="Text_20_body">
      <style:paragraph-properties fo:text-align="start" style:justify-single-word="false"/>
      <style:text-properties officeooo:paragraph-rsid="000a18d4"/>
    </style:style>
    <style:style style:name="P3" style:family="paragraph" style:parent-style-name="Text_20_body">
      <style:paragraph-properties fo:text-align="start" style:justify-single-word="false"/>
      <style:text-properties officeooo:paragraph-rsid="000ba90b"/>
    </style:style>
    <style:style style:name="P4" style:family="paragraph" style:parent-style-name="Text_20_body">
      <style:paragraph-properties fo:text-align="start" style:justify-single-word="false"/>
      <style:text-properties officeooo:paragraph-rsid="000e4f4f"/>
    </style:style>
    <style:style style:name="P5" style:family="paragraph" style:parent-style-name="Text_20_body">
      <style:paragraph-properties fo:text-align="center" style:justify-single-word="false"/>
      <style:text-properties officeooo:rsid="0009966a" officeooo:paragraph-rsid="0009966a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" fo:font-size="11.25pt" fo:letter-spacing="normal" fo:font-style="normal" fo:font-weight="normal" officeooo:rsid="0008dfa7" officeooo:paragraph-rsid="0008dfa7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" fo:font-size="11.25pt" fo:letter-spacing="normal" fo:font-style="normal" fo:font-weight="normal" officeooo:rsid="000a3820" officeooo:paragraph-rsid="000a3820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" fo:font-size="11.25pt" fo:letter-spacing="normal" fo:font-style="normal" fo:font-weight="normal" officeooo:rsid="000e4f4f" officeooo:paragraph-rsid="000e4f4f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" fo:font-size="11.25pt" fo:letter-spacing="normal" fo:font-style="normal" fo:font-weight="normal" officeooo:rsid="000ba90b" officeooo:paragraph-rsid="000ba90b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33333" style:font-name="DejaVu Serif1" fo:font-size="16pt" fo:letter-spacing="normal" fo:font-style="normal" fo:font-weight="bold" officeooo:rsid="000a18d4" officeooo:paragraph-rsid="000a18d4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33333" style:font-name="DejaVu Serif1" fo:font-size="16pt" fo:letter-spacing="normal" fo:font-style="normal" fo:font-weight="bold" officeooo:rsid="000a18d4" officeooo:paragraph-rsid="000ba90b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33333" style:font-name="DejaVu Serif1" fo:font-size="16pt" fo:letter-spacing="normal" fo:font-style="normal" fo:font-weight="bold" officeooo:rsid="000ba90b" officeooo:paragraph-rsid="000a18d4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8000" style:font-name="Helvetica" fo:font-size="11.25pt" fo:letter-spacing="normal" fo:font-style="normal" fo:font-weight="normal" officeooo:rsid="000e4f4f" officeooo:paragraph-rsid="000e4f4f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1.25pt" officeooo:rsid="000da2a2" officeooo:paragraph-rsid="000da2a2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/>
      <style:text-properties officeooo:rsid="0008dfa7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333333" style:font-name="DejaVu Serif1" fo:font-size="16pt" fo:letter-spacing="normal" fo:font-style="normal" fo:font-weight="bold" officeooo:rsid="000a18d4" officeooo:paragraph-rsid="000a18d4" style:font-size-asian="16pt" style:font-weight-asian="bold" style:font-size-complex="16pt" style:font-weight-complex="bold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33333" style:font-name="DejaVu Serif1" fo:font-size="16pt" fo:letter-spacing="normal" fo:font-style="normal" fo:font-weight="bold" officeooo:rsid="000a18d4" officeooo:paragraph-rsid="000ba90b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normal" officeooo:rsid="0008dfa7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normal" officeooo:rsid="0009966a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normal" officeooo:rsid="000a18d4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normal" officeooo:rsid="000a3820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normal" officeooo:rsid="000ba90b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normal" officeooo:rsid="000e4f4f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bold" officeooo:rsid="000a18d4" style:font-weight-asian="bold" style:font-weight-complex="bold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bold" officeooo:rsid="000a3820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333333" style:font-name="Helvetica" fo:font-size="11.25pt" fo:letter-spacing="normal" fo:font-style="normal" fo:font-weight="bold" officeooo:rsid="000ba90b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8000" style:font-name="Helvetica" fo:font-size="11.25pt" fo:letter-spacing="normal" fo:font-style="normal" fo:font-weight="normal" officeooo:rsid="000e4f4f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80" style:font-name="Helvetica" fo:font-size="11.25pt" fo:letter-spacing="normal" fo:font-style="normal" fo:font-weight="normal" officeooo:rsid="000e4f4f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800000" style:font-name="Helvetica" fo:font-size="11.25pt" fo:letter-spacing="normal" fo:font-style="normal" fo:font-weight="normal" officeooo:rsid="000e4f4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Linenose for Embedded System</text:h>
      <text:p text:style-name="P5"/>
      <text:p text:style-name="P6"><draw:frame draw:style-name="fr1" draw:name="圖形1" text:anchor-type="paragraph" svg:y="0.074cm" svg:width="2.083cm" svg:height="0.734cm" draw:z-index="0"><draw:image xlink:href="Pictures/10000201000000580000001F5DE9F6E5.png" xlink:type="simple" xlink:show="embed" xlink:actuate="onLoad"/></draw:frame></text:p>
      <text:p text:style-name="P6"><text:tab/><text:tab/></text:p>
      <text:p text:style-name="P10">Overview</text:p>
      <text:p text:style-name="P1"><text:span text:style-name="T1">Linenoise is a minimal, zero-config, BSD licensed, readline replacement library for multiple us</text:span><text:span text:style-name="T2">- </text:span><text:span text:style-name="T1">ing. </text:span></text:p>
      <text:p text:style-name="P6"/>
      <text:p text:style-name="P2"><text:span text:style-name="T3">This is a porting version for the </text:span><text:span text:style-name="T7">Embedded System. </text:span><text:span text:style-name="T3">In this version, We drop some functions which will not be common to use like : Multiline editing, history saving and others …</text:span></text:p>
      <text:h text:style-name="P17" text:outline-level="1">Authors and License</text:h>
      <text:p text:style-name="P7"/>
      <text:p text:style-name="P3"><text:span text:style-name="T4">The linenoise project is copyrighted under the </text:span><text:span text:style-name="T9">BSD</text:span><text:span text:style-name="T8"> License.</text:span><text:span text:style-name="T4"> </text:span><text:span text:style-name="T5">the orignal version is released by </text:span><text:span text:style-name="T9">Antirez</text:span><text:span text:style-name="T5"> and the modified version is porting by </text:span><text:span text:style-name="T9">Shengwen Cheng</text:span><text:span text:style-name="T5">.</text:span></text:p>
      <text:h text:style-name="P18" text:outline-level="1">Hotkeys</text:h>
      <text:p text:style-name="P1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4">Ctrl + C</text:p>
          </table:table-cell>
          <table:table-cell table:style-name="表格1.B1" office:value-type="string">
            <text:p text:style-name="P14">Drop the current line</text:p>
          </table:table-cell>
        </table:table-row>
        <table:table-row>
          <table:table-cell table:style-name="表格1.A2" office:value-type="string">
            <text:p text:style-name="P14">Ctrl + D</text:p>
          </table:table-cell>
          <table:table-cell table:style-name="表格1.B2" office:value-type="string">
            <text:p text:style-name="P14">Remove char at right of cursor, or of the line is empty, act as end-of-file</text:p>
          </table:table-cell>
        </table:table-row>
        <table:table-row>
          <table:table-cell table:style-name="表格1.A2" office:value-type="string">
            <text:p text:style-name="P14">Ctrl + U</text:p>
          </table:table-cell>
          <table:table-cell table:style-name="表格1.B2" office:value-type="string">
            <text:p text:style-name="P14">Delete the whole line</text:p>
          </table:table-cell>
        </table:table-row>
        <table:table-row>
          <table:table-cell table:style-name="表格1.A2" office:value-type="string">
            <text:p text:style-name="P14">Ctrl + K</text:p>
          </table:table-cell>
          <table:table-cell table:style-name="表格1.B2" office:value-type="string">
            <text:p text:style-name="P14">Delete from current to end of line</text:p>
          </table:table-cell>
        </table:table-row>
        <table:table-row>
          <table:table-cell table:style-name="表格1.A2" office:value-type="string">
            <text:p text:style-name="P14">Ctrl + A</text:p>
          </table:table-cell>
          <table:table-cell table:style-name="表格1.B2" office:value-type="string">
            <text:p text:style-name="P14">Go to the start of the line</text:p>
          </table:table-cell>
        </table:table-row>
        <table:table-row>
          <table:table-cell table:style-name="表格1.A2" office:value-type="string">
            <text:p text:style-name="P14">Ctrl + E</text:p>
          </table:table-cell>
          <table:table-cell table:style-name="表格1.B2" office:value-type="string">
            <text:p text:style-name="P14">Clear the screen</text:p>
          </table:table-cell>
        </table:table-row>
        <table:table-row>
          <table:table-cell table:style-name="表格1.A2" office:value-type="string">
            <text:p text:style-name="P14">Ctrl + L</text:p>
          </table:table-cell>
          <table:table-cell table:style-name="表格1.B2" office:value-type="string">
            <text:p text:style-name="P14">Delete previous words</text:p>
          </table:table-cell>
        </table:table-row>
        <table:table-row>
          <table:table-cell table:style-name="表格1.A2" office:value-type="string">
            <text:p text:style-name="P14">Ctrl + W</text:p>
          </table:table-cell>
          <table:table-cell table:style-name="表格1.B2" office:value-type="string">
            <text:p text:style-name="P14">Move to left for one offset</text:p>
          </table:table-cell>
        </table:table-row>
        <table:table-row>
          <table:table-cell table:style-name="表格1.A2" office:value-type="string">
            <text:p text:style-name="P14">Ctrl + B</text:p>
          </table:table-cell>
          <table:table-cell table:style-name="表格1.B2" office:value-type="string">
            <text:p text:style-name="P14">Move to right for one offset</text:p>
          </table:table-cell>
        </table:table-row>
        <table:table-row>
          <table:table-cell table:style-name="表格1.A2" office:value-type="string">
            <text:p text:style-name="P14">Ctrl + F</text:p>
          </table:table-cell>
          <table:table-cell table:style-name="表格1.B2" office:value-type="string">
            <text:p text:style-name="P14">Move to previous record</text:p>
          </table:table-cell>
        </table:table-row>
        <table:table-row>
          <table:table-cell table:style-name="表格1.A2" office:value-type="string">
            <text:p text:style-name="P14">Ctrl + P</text:p>
          </table:table-cell>
          <table:table-cell table:style-name="表格1.B2" office:value-type="string">
            <text:p text:style-name="P14">Move to next record</text:p>
          </table:table-cell>
        </table:table-row>
        <table:table-row>
          <table:table-cell table:style-name="表格1.A2" office:value-type="string">
            <text:p text:style-name="P14">Ctrl + N</text:p>
          </table:table-cell>
          <table:table-cell table:style-name="表格1.B2" office:value-type="string">
            <text:p text:style-name="P14">Swaps current character with previous</text:p>
          </table:table-cell>
        </table:table-row>
        <table:table-row>
          <table:table-cell table:style-name="表格1.A2" office:value-type="string">
            <text:p text:style-name="P14">Ctrl + T</text:p>
          </table:table-cell>
          <table:table-cell table:style-name="表格1.B2" office:value-type="string">
            <text:p text:style-name="P14">Autocomplete the text</text:p>
          </table:table-cell>
        </table:table-row>
      </table:table>
      <text:p text:style-name="P11"/>
      <text:p text:style-name="P10"/>
      <text:h text:style-name="P15" text:outline-level="1"><text:soft-page-break/>Example Code</text:h>
      <text:p text:style-name="P12"/>
      <text:p text:style-name="P13">#include &lt;QuadCopterConfig.h&gt; </text:p>
      <text:p text:style-name="P13">#include &lt;string.h&gt;</text:p>
      <text:p text:style-name="P8"/>
      <text:p text:style-name="P4"><text:span text:style-name="T11">void</text:span><text:span text:style-name="T6"> func()</text:span></text:p>
      <text:p text:style-name="P8">{</text:p>
      <text:p text:style-name="P4"><text:span text:style-name="T6"><text:tab/></text:span><text:span text:style-name="T11">while</text:span><text:span text:style-name="T6">(</text:span><text:span text:style-name="T12">1</text:span><text:span text:style-name="T6">) {</text:span></text:p>
      <text:p text:style-name="P4"><text:span text:style-name="T6"><text:tab/><text:tab/></text:span><text:span text:style-name="T10">/* Function linenoise will return a pointer which is the last edit */</text:span></text:p>
      <text:p text:style-name="P4"><text:span text:style-name="T6"><text:tab/><text:tab/>char *str = linenoise(</text:span><text:span text:style-name="T12">”User &gt; ”</text:span><text:span text:style-name="T6">);</text:span></text:p>
      <text:p text:style-name="P8"/>
      <text:p text:style-name="P4"><text:span text:style-name="T6"><text:tab/><text:tab/></text:span><text:span text:style-name="T10">/* If user input Hello World, we say Hello Linenoise */</text:span></text:p>
      <text:p text:style-name="P4"><text:span text:style-name="T6"><text:tab/><text:tab/></text:span><text:span text:style-name="T11">if</text:span><text:span text:style-name="T6">(strcmp(str, </text:span><text:span text:style-name="T12">”Hello World”</text:span><text:span text:style-name="T6">)) {</text:span></text:p>
      <text:p text:style-name="P4"><text:span text:style-name="T6"><text:tab/><text:tab/><text:tab/>serial.printf(</text:span><text:span text:style-name="T12">”Hello Linenoise!\n\r”</text:span><text:span text:style-name="T6">);</text:span></text:p>
      <text:p text:style-name="P8"><text:tab/><text:tab/>}</text:p>
      <text:p text:style-name="P8"><text:tab/>}</text:p>
      <text:p text:style-name="P8">}</text:p>
      <text:p text:style-name="P12"/>
      <text:p text:style-name="P9">2014 – Moon Bear Team @ Taiw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AR PL UMing TW" svg:font-family="'AR PL UMing TW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family-generic="swiss" style:font-pitch="variable"/>
    <style:font-face style:name="AR PL UMing TW1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AR PL UMing TW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erif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ngwen </meta:initial-creator>
    <meta:creation-date>2014-05-11T12:03:47</meta:creation-date>
    <dc:date>2014-05-11T13:58:08</dc:date>
    <dc:creator>shengwen </dc:creator>
    <meta:editing-duration>PT1H43M48S</meta:editing-duration>
    <meta:editing-cycles>7</meta:editing-cycles>
    <meta:generator>LibreOffice/4.0.2.2$Linux_X86_64 LibreOffice_project/400m0$Build-2</meta:generator>
    <meta:document-statistic meta:table-count="1" meta:image-count="1" meta:object-count="0" meta:page-count="2" meta:paragraph-count="49" meta:word-count="246" meta:character-count="1331" meta:non-whitespace-character-count="1113"/>
  </office:meta>
</office:document-meta>
</file>